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dbb6" fo:border="0.74pt solid #00a933"/>
    </style:style>
    <style:style style:name="ce3" style:family="table-cell" style:parent-style-name="Default">
      <style:table-cell-properties fo:background-color="#00a933" style:text-align-source="fix" style:repeat-content="false" fo:border="0.74pt solid #00a933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5429" fo:border="0.74pt solid #00a933"/>
    </style:style>
    <style:style style:name="ce12" style:family="table-cell" style:parent-style-name="Default">
      <style:table-cell-properties fo:background-color="#ffdbb6" style:text-align-source="fix" style:repeat-content="false" fo:border="0.74pt solid #00a933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a933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00a933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8d1d75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729fcf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gr1" style:family="graphic" style:parent-style-name="Default">
      <style:graphic-properties draw:textarea-horizontal-align="justify" draw:textarea-vertical-align="middle" draw:auto-grow-height="false" fo:min-height="0.1268in" fo:min-width="0.0504in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0492in" fo:min-width="0.1346in" loext:decorative="false"/>
      <style:paragraph-properties fo:text-align="center"/>
    </style:style>
    <style:style style:name="gr3" style:family="graphic" style:parent-style-name="Default">
      <style:graphic-properties draw:textarea-horizontal-align="justify" draw:textarea-vertical-align="middle" draw:auto-grow-height="false" fo:min-height="0.0488in" fo:min-width="0.1319in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1008in" fo:min-width="0.0594in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1004in" svg:height="0.1449in" svg:x="22.9071in" svg:y="11.026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Shape 2" draw:style-name="gr2" draw:text-style-name="P1" svg:width="0.1535in" svg:height="0.098in" svg:x="22.7232in" svg:y="11.1909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Shape 3" draw:style-name="gr3" draw:text-style-name="P1" svg:width="0.15in" svg:height="0.0976in" svg:x="23.0201in" svg:y="11.1913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Shape 4" draw:style-name="gr4" draw:text-style-name="P1" svg:width="0.1185in" svg:height="0.1146in" svg:x="22.9083in" svg:y="11.3193in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1"/>
          <table:table-cell table:style-name="ce13" office:value-type="string" calcext:value-type="string" table:number-columns-spanned="3" table:number-rows-spanned="1">
            <text:p>game map</text:p>
          </table:table-cell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9"/>
          <table:table-cell table:style-name="ce11" table:number-columns-repeated="3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6"/>
          <table:table-cell table:style-name="ce11" table:number-columns-repeated="3"/>
          <table:table-cell table:style-name="ce10" table:number-columns-repeated="3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4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2"/>
          <table:table-cell table:style-name="ce11" table:number-columns-repeated="2"/>
          <table:table-cell table:style-name="ce10" table:number-columns-repeated="8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8"/>
          <table:table-cell table:style-name="ce11" table:number-columns-repeated="5"/>
          <table:table-cell table:style-name="ce10" table:number-columns-repeated="9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1"/>
          <table:table-cell table:style-name="ce10" table:number-columns-repeated="14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2" office:value-type="string" calcext:value-type="string">
            <text:p>☉</text:p>
          </table:table-cell>
          <table:table-cell table:style-name="ce11" table:number-columns-repeated="15"/>
          <table:table-cell table:style-name="ce10" table:number-columns-repeated="4"/>
          <table:table-cell table:number-columns-repeated="981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 table:number-columns-repeated="11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16"/>
          <table:table-cell table:style-name="ce10" table:number-columns-repeated="27"/>
          <table:table-cell table:number-columns-repeated="98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6"/>
          <table:table-cell table:style-name="ce13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13" office:value-type="string" calcext:value-type="string">
            <text:p>Y</text:p>
          </table:table-cell>
          <table:table-cell table:number-columns-repeated="958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" calcext:value-type="float">
            <text:p>1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2" calcext:value-type="float">
            <text:p>2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3" calcext:value-type="float">
            <text:p>3</text:p>
          </table:table-cell>
          <table:table-cell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4" calcext:value-type="float">
            <text:p>4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5" calcext:value-type="float">
            <text:p>5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2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21"/>
          <table:table-cell table:style-name="ce20" office:value-type="float" office:value="6" calcext:value-type="float">
            <text:p>6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7" calcext:value-type="float">
            <text:p>7</text:p>
          </table:table-cell>
          <table:table-cell/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8" calcext:value-type="float">
            <text:p>8</text:p>
          </table:table-cell>
          <table:table-cell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9" calcext:value-type="float">
            <text:p>9</text:p>
          </table:table-cell>
          <table:table-cell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5" calcext:value-type="float">
            <text:p>5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0" calcext:value-type="float">
            <text:p>10</text:p>
          </table:table-cell>
          <table:table-cell/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214" calcext:value-type="float">
            <text:p>214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26" office:value-type="float" office:value="219" calcext:value-type="float">
            <text:p>2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1" calcext:value-type="float">
            <text:p>11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223" calcext:value-type="float">
            <text:p>223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9" calcext:value-type="float">
            <text:p>2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5"/>
          <table:table-cell table:style-name="ce3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☉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10" table:number-columns-repeated="17"/>
          <table:table-cell table:number-columns-repeated="21"/>
          <table:table-cell table:style-name="ce20" office:value-type="float" office:value="12" calcext:value-type="float">
            <text:p>12</text:p>
          </table:table-cell>
          <table:table-cell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252" calcext:value-type="float">
            <text:p>252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3" calcext:value-type="float">
            <text:p>13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279" calcext:value-type="float">
            <text:p>2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10" calcext:value-type="float">
            <text:p>10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4" calcext:value-type="float">
            <text:p>14</text:p>
          </table:table-cell>
          <table:table-cell/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99" calcext:value-type="float">
            <text:p>2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5" calcext:value-type="float">
            <text:p>15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9" calcext:value-type="float">
            <text:p>3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6" calcext:value-type="float">
            <text:p>16</text:p>
          </table:table-cell>
          <table:table-cell/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39" calcext:value-type="float">
            <text:p>3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7" calcext:value-type="float">
            <text:p>17</text:p>
          </table:table-cell>
          <table:table-cell/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359" calcext:value-type="float">
            <text:p>3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8" calcext:value-type="float">
            <text:p>18</text:p>
          </table:table-cell>
          <table:table-cell/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379" calcext:value-type="float">
            <text:p>3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9" calcext:value-type="float">
            <text:p>19</text:p>
          </table:table-cell>
          <table:table-cell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384" calcext:value-type="float">
            <text:p>384</text:p>
          </table:table-cell>
          <table:table-cell table:style-name="ce17" office:value-type="float" office:value="385" calcext:value-type="float">
            <text:p>385</text:p>
          </table:table-cell>
          <table:table-cell table:style-name="ce17" office:value-type="float" office:value="386" calcext:value-type="float">
            <text:p>386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388" calcext:value-type="float">
            <text:p>388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392" calcext:value-type="float">
            <text:p>392</text:p>
          </table:table-cell>
          <table:table-cell table:style-name="ce17" office:value-type="float" office:value="393" calcext:value-type="float">
            <text:p>393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395" calcext:value-type="float">
            <text:p>395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397" calcext:value-type="float">
            <text:p>397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399" calcext:value-type="float">
            <text:p>399</text:p>
          </table:table-cell>
          <table:table-cell table:number-columns-repeated="937"/>
        </table:table-row>
        <table:table-row table:style-name="ro1" table:number-rows-repeated="2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7:10:23.547282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1:34:37.618878897</meta:creation-date>
    <dc:date>2024-08-17T21:15:09.163602111</dc:date>
    <meta:editing-duration>PT8H6M36S</meta:editing-duration>
    <meta:editing-cycles>9</meta:editing-cycles>
    <meta:generator>LibreOffice/24.2.5.2$Linux_X86_64 LibreOffice_project/d6e8b0f3fc6e8af2b00cf4969fd0d2fa45b9a62e</meta:generator>
    <meta:document-statistic meta:table-count="1" meta:cell-count="459" meta:object-count="4"/>
  </office:meta>
</office:document-meta>
</file>